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394cm" fo:min-width="7.458cm"/>
    </style:style>
    <style:style style:name="gr2" style:family="graphic" style:parent-style-name="objectwithoutfill">
      <style:graphic-properties svg:stroke-width="0.08cm" svg:stroke-color="#000000" draw:marker-start-width="0.32cm" draw:marker-end="Triangle" draw:marker-end-width="0.42cm" svg:stroke-linecap="round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05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a7074b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706e0c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ouble_20_Dash_20_Dot" draw:fill="none" draw:textarea-vertical-align="middle"/>
    </style:style>
    <style:style style:name="gr9" style:family="graphic" style:parent-style-name="standard">
      <style:graphic-properties draw:stroke="none" draw:fill="none" fo:min-height="0.32cm"/>
      <style:paragraph-properties style:writing-mode="lr-tb"/>
    </style:style>
    <style:style style:name="gr10" style:family="graphic" style:parent-style-name="objectwithoutfill">
      <style:graphic-properties svg:stroke-width="0.3cm" svg:stroke-color="#729fcf" draw:marker-start-width="0.65cm" draw:marker-end="Triangle" draw:marker-end-width="0.75cm" svg:stroke-linecap="round" draw:fill="none" draw:textarea-vertical-align="middle" fo:padding-top="0.275cm" fo:padding-bottom="0.275cm" fo:padding-left="0.4cm" fo:padding-right="0.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color="#706e0c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7.958cm" svg:height="6.644cm" svg:x="0.583cm" svg:y="0.11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0.588cm" svg:y1="6.771cm" svg:x2="8.541cm" svg:y2="6.771cm">
              <text:p/>
            </draw:line>
            <draw:frame draw:style-name="gr3" draw:text-style-name="P3" draw:layer="layout" svg:width="0.849cm" svg:height="0.729cm" svg:x="7.12cm" svg:y="6.854cm">
              <draw:text-box>
                <text:p><text:span text:style-name="T1">X</text:span><text:span text:style-name="T2">1</text:span></text:p>
              </draw:text-box>
            </draw:frame>
            <draw:line draw:style-name="gr4" draw:text-style-name="P2" draw:layer="layout" svg:x1="0.583cm" svg:y1="3.719cm" svg:x2="8.541cm" svg:y2="3.719cm">
              <text:p/>
            </draw:line>
            <draw:custom-shape draw:style-name="gr5" draw:text-style-name="P4" draw:layer="layout" svg:width="0.25cm" svg:height="0.25cm" svg:x="3.481cm" svg:y="3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25cm" svg:height="0.25cm" svg:x="0.936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.572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2.209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2.845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6.027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6.663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7.3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7.936cm" svg:y="3.5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25cm" svg:height="0.25cm" svg:x="4.118cm" svg:y="3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25cm" svg:height="0.25cm" svg:x="4.754cm" svg:y="3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25cm" svg:height="0.25cm" svg:x="5.391cm" svg:y="3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7.958cm" svg:height="6.644cm" svg:x="12.199cm" svg:y="0.11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12.199cm" svg:y1="6.771cm" svg:x2="12.199cm" svg:y2="0.117cm">
              <text:p/>
            </draw:line>
            <draw:line draw:style-name="gr2" draw:text-style-name="P2" draw:layer="layout" svg:x1="12.199cm" svg:y1="6.771cm" svg:x2="20.157cm" svg:y2="6.771cm">
              <text:p/>
            </draw:line>
            <draw:frame draw:style-name="gr3" draw:text-style-name="P3" draw:layer="layout" svg:width="0.849cm" svg:height="0.729cm" svg:x="18.736cm" svg:y="6.854cm">
              <draw:text-box>
                <text:p><text:span text:style-name="T1">X</text:span><text:span text:style-name="T2">1</text:span></text:p>
              </draw:text-box>
            </draw:frame>
            <draw:frame draw:style-name="gr3" draw:text-style-name="P3" draw:layer="layout" svg:width="0.849cm" svg:height="0.729cm" draw:transform="rotate (1.5707963267949) translate (11.334cm 1.521cm)">
              <draw:text-box>
                <text:p><text:span text:style-name="T1">X</text:span><text:span text:style-name="T2">2</text:span></text:p>
              </draw:text-box>
            </draw:frame>
            <draw:line draw:style-name="gr7" draw:text-style-name="P2" draw:layer="layout" svg:x1="11.879cm" svg:y1="5.731cm" svg:x2="20.418cm" svg:y2="5.731cm">
              <text:p/>
            </draw:line>
            <draw:path draw:style-name="gr8" draw:text-style-name="P2" draw:layer="layout" svg:width="7.01cm" svg:height="6.275cm" svg:x="12.761cm" svg:y="0.286cm" svg:viewBox="0 0 7011 6276" svg:d="M0 0c3797 14121 7011 0 7011 0h-9">
              <text:p/>
            </draw:path>
            <draw:custom-shape draw:style-name="gr5" draw:text-style-name="P4" draw:layer="layout" svg:width="0.25cm" svg:height="0.25cm" svg:x="15.197cm" svg:y="6.0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25cm" svg:height="0.25cm" svg:x="12.652cm" svg:y="0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3.188cm" svg:y="2.1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3.925cm" svg:y="3.9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4.561cm" svg:y="5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7.743cm" svg:y="5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8.379cm" svg:y="3.9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9.116cm" svg:y="2.1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25cm" svg:height="0.25cm" svg:x="19.652cm" svg:y="0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25cm" svg:height="0.25cm" svg:x="15.834cm" svg:y="6.4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25cm" svg:height="0.25cm" svg:x="16.47cm" svg:y="6.4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25cm" svg:height="0.25cm" svg:x="17.107cm" svg:y="6.0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5" draw:layer="layout" svg:width="2.043cm" svg:height="0.57cm" svg:x="12.353cm" svg:y="5.161cm">
              <draw:text-box>
                <text:p><text:span text:style-name="T3">hyperplane</text:span></text:p>
              </draw:text-box>
            </draw:frame>
          </draw:g>
          <draw:line draw:style-name="gr10" draw:text-style-name="P2" draw:layer="layout" svg:x1="9.483cm" svg:y1="3.711cm" svg:x2="11.308cm" svg:y2="3.71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01:38.734000000</meta:creation-date>
    <dc:date>2022-09-22T11:10:27.655050308</dc:date>
    <meta:editing-duration>PT1H27M16S</meta:editing-duration>
    <meta:editing-cycles>33</meta:editing-cycles>
    <meta:generator>LibreOffice/6.4.7.2$Linux_X86_64 LibreOffice_project/40$Build-2</meta:generator>
    <meta:document-statistic meta:object-count="40"/>
  </office:meta>
</office:document-meta>
</file>